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54cm"/>
    </style:style>
    <style:style style:name="co8" style:family="table-column">
      <style:table-column-properties fo:break-before="auto" style:column-width="16.549cm"/>
    </style:style>
    <style:style style:name="co9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6.551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10.008cm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ro1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2.771cm" fo:break-before="auto" style:use-optimal-row-height="true"/>
    </style:style>
    <style:style style:name="ro9" style:family="table-row">
      <style:table-row-properties style:row-height="1.603cm" fo:break-before="auto" style:use-optimal-row-height="true"/>
    </style:style>
    <style:style style:name="ro11" style:family="table-row">
      <style:table-row-properties style:row-height="6.16cm" fo:break-before="auto" style:use-optimal-row-height="true"/>
    </style:style>
    <style:style style:name="ro12" style:family="table-row">
      <style:table-row-properties style:row-height="4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5" table:default-cell-style-name="ce17"/>
        <table:table-column table:style-name="co10" table:default-cell-style-name="ce17"/>
        <table:table-column table:style-name="co11" table:default-cell-style-name="ce31"/>
        <table:table-column table:style-name="co12" table:default-cell-style-name="ce33"/>
        <table:table-column table:style-name="co13" table:default-cell-style-name="ce33"/>
        <table:table-column table:style-name="co6" table:number-columns-repeated="1019" table:default-cell-style-name="ce35"/>
        <table:table-row table:style-name="ro1">
          <table:table-cell table:style-name="ce29" office:value-type="string">
            <text:p>ID</text:p>
          </table:table-cell>
          <table:table-cell table:style-name="ce29" office:value-type="string">
            <text:p>Title</text:p>
          </table:table-cell>
          <table:table-cell table:style-name="ce30" office:value-type="string">
            <text:p>Summary</text:p>
          </table:table-cell>
          <table:table-cell table:style-name="ce29" office:value-type="string">
            <text:p>Data Definition</text:p>
          </table:table-cell>
          <table:table-cell table:style-name="ce29" office:value-type="string">
            <text:p>User Actions</text:p>
          </table:table-cell>
          <table:table-cell table:style-name="ce34" table:number-columns-repeated="1019"/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Upload your Data</text:p>
          </table:table-cell>
          <table:table-cell office:value-type="string">
            <text:p>Import Excel file and pictures, import data into a catalog and configure for optimal rendering</text:p>
          </table:table-cell>
          <table:table-cell table:style-name="ce32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login MetaindeX</text:p>
            <text:p>- create a new catalog « scenario1 »</text:p>
            <text:p>- enter catalog</text:p>
            <text:p>- create a new item (with a field from future file to upload)</text:p>
            <text:p>- import Excel (creating corresponding fields)</text:p>
            <text:p>- configure cards title</text:p>
            <text:p>- open FileZilla</text:p>
            <text:p>- login to catalog using proper port</text:p>
            <text:p>- upload picture files</text:p>
            <text:p>- see images are properly displayed</text:p>
            <text:p>- set cards thumbnails pictures</text:p>
            <text:p>- set catalog thumbnail picture</text:p>
            <text:p/>
            <text:p>- select a document and modify by hand contents of a string</text:p>
            <text:p>- select a document and modify by hand contents of a pic (pointing to an outter link)</text:p>
          </table:table-cell>
          <table:table-cell table:number-columns-repeated="1019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32" office:value-type="string">
            <text:p>Contents after scenario 1 has been executed</text:p>
          </table:table-cell>
          <table:table-cell office:value-type="string">
            <text:p>- enter catalog « scenario1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lters</text:p>
          </table:table-cell>
          <table:table-cell table:style-name="ce32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erspectives</text:p>
          </table:table-cell>
          <table:table-cell table:style-name="ce32"/>
          <table:table-cell table:number-columns-repeated="1020"/>
        </table:table-row>
        <table:table-row table:style-name="ro1" table:number-rows-repeated="7">
          <table:table-cell table:number-columns-repeated="3"/>
          <table:table-cell table:style-name="ce32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9"/>
        <table:table-column table:style-name="co7" table:default-cell-style-name="ce14"/>
        <table:table-column table:style-name="co8" table:default-cell-style-name="ce23"/>
        <table:table-column table:style-name="co9" table:default-cell-style-name="ce23"/>
        <table:table-column table:style-name="co6" table:number-columns-repeated="1020" table:default-cell-style-name="ce23"/>
        <table:table-row table:style-name="ro4">
          <table:table-cell table:style-name="ce8" office:value-type="string">
            <text:p>Test ID</text:p>
          </table:table-cell>
          <table:table-cell table:style-name="ce13" office:value-type="string">
            <text:p>Section</text:p>
          </table:table-cell>
          <table:table-cell table:style-name="ce8" office:value-type="string">
            <text:p>Actions</text:p>
          </table:table-cell>
          <table:table-cell table:style-name="ce8" office:value-type="string">
            <text:p>Expected Result</text:p>
          </table:table-cell>
          <table:table-cell table:style-name="ce8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5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6">
          <table:table-cell office:value-type="float" office:value="1200">
            <text:p>1200</text:p>
          </table:table-cell>
          <table:table-cell table:style-name="ce16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1">set </text:span><text:span text:style-name="T2">thumbnail</text:span><text:span text:style-name="T3"> URL to picture in FTP </text:span><text:span text:style-name="T3">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6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6">
          <table:table-cell office:value-type="float" office:value="1220">
            <text:p>1220</text:p>
          </table:table-cell>
          <table:covered-table-cell table:style-name="ce16"/>
          <table:table-cell table:style-name="ce22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6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5">
          <table:table-cell office:value-type="float" office:value="1240">
            <text:p>1240</text:p>
          </table:table-cell>
          <table:covered-table-cell table:style-name="ce16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5">
          <table:table-cell office:value-type="float" office:value="1250">
            <text:p>1250</text:p>
          </table:table-cell>
          <table:covered-table-cell table:style-name="ce16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6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table:style-name="ce11" office:value-type="float" office:value="1300">
            <text:p>1300</text:p>
          </table:table-cell>
          <table:table-cell table:style-name="ce16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6">
          <table:table-cell office:value-type="float" office:value="1310">
            <text:p>1310</text:p>
          </table:table-cell>
          <table:covered-table-cell table:style-name="ce16"/>
          <table:table-cell table:style-name="ce20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6">
          <table:table-cell table:style-name="ce11" office:value-type="float" office:value="1320">
            <text:p>1320</text:p>
          </table:table-cell>
          <table:covered-table-cell table:style-name="ce16"/>
          <table:table-cell table:style-name="ce20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6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40">
            <text:p>1340</text:p>
          </table:table-cell>
          <table:covered-table-cell table:style-name="ce16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6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60">
            <text:p>1360</text:p>
          </table:table-cell>
          <table:covered-table-cell table:style-name="ce16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6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1" office:value-type="float" office:value="1380">
            <text:p>1380</text:p>
          </table:table-cell>
          <table:covered-table-cell table:style-name="ce16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1" office:value-type="float" office:value="1390">
            <text:p>1390</text:p>
          </table:table-cell>
          <table:covered-table-cell table:style-name="ce16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1" office:value-type="float" office:value="1362">
            <text:p>1362</text:p>
          </table:table-cell>
          <table:covered-table-cell table:style-name="ce16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1" office:value-type="float" office:value="1361">
            <text:p>1361</text:p>
          </table:table-cell>
          <table:covered-table-cell table:style-name="ce16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4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5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7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17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17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17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300">
            <text:p>2300</text:p>
          </table:table-cell>
          <table:table-cell table:style-name="ce17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301">
            <text:p>2301</text:p>
          </table:table-cell>
          <table:covered-table-cell table:style-name="ce17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4">
          <table:table-cell office:value-type="float" office:value="2310">
            <text:p>2310</text:p>
          </table:table-cell>
          <table:covered-table-cell table:style-name="ce17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17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330">
            <text:p>2330</text:p>
          </table:table-cell>
          <table:covered-table-cell table:style-name="ce17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2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2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5">
          <table:table-cell table:style-name="ce12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4">
          <table:table-cell table:style-name="ce12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4">
          <table:table-cell table:style-name="ce10"/>
          <table:table-cell table:style-name="ce15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8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9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18/10/2020</text:date>, <text:time>00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18T00:49:44</dc:date>
    <dc:creator>Laurent ML</dc:creator>
    <meta:editing-duration>P17DT20H38M43S</meta:editing-duration>
    <meta:editing-cycles>101</meta:editing-cycles>
    <meta:generator>OpenOffice/4.1.7$Unix OpenOffice.org_project/417m1$Build-9800</meta:generator>
    <meta:document-statistic meta:table-count="3" meta:cell-count="196" meta:object-count="0"/>
  </office:meta>
</office:document-meta>
</file>